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3" style:family="paragraph" style:parent-style-name="Standard">
      <style:paragraph-properties fo:margin-left="0in" fo:margin-right="0in" fo:text-indent="0in" style:auto-text-indent="false"/>
      <style:text-properties style:font-name="Lucida Sans Typewriter" fo:font-size="10pt" fo:language="en" fo:country="US" fo:font-weight="normal" style:font-size-asian="10pt" style:font-weight-asian="normal" style:font-size-complex="10pt" style:font-weight-complex="normal"/>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 style:family="paragraph" style:parent-style-name="Standard">
      <style:paragraph-properties fo:margin-left="0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8" style:family="paragraph" style:parent-style-name="Standard">
      <style:paragraph-properties fo:margin-left="0in" fo:margin-right="0in" fo:text-indent="0in" style:auto-text-indent="false"/>
      <style:text-properties style:font-name="Lucida Sans Typewriter" fo:font-size="10pt" fo:language="en" fo:country="US" fo:font-style="italic"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margin-left="0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language="en" fo:country="US" fo:font-style="normal" style:font-size-asian="10pt" style:font-style-asian="normal" style:font-size-complex="10pt" style:font-style-complex="normal"/>
    </style:style>
    <style:style style:name="P13" style:family="paragraph" style:parent-style-name="Standard">
      <style:paragraph-properties fo:margin-left="0in" fo:margin-right="0in" fo:text-indent="0in" style:auto-text-indent="false"/>
      <style:text-properties style:font-name="Lucida Sans Typewriter" fo:font-size="10pt" fo:language="en" fo:country="US" style:font-size-asian="10pt" style:font-size-complex="10pt"/>
    </style:style>
    <style:style style:name="P1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bold" style:font-size-asian="10pt" style:font-weight-asian="bold" style:font-size-complex="10pt" style:font-weight-complex="bold"/>
    </style:style>
    <style:style style:name="P15" style:family="paragraph" style:parent-style-name="Standard">
      <style:paragraph-properties fo:margin-left="0in" fo:margin-right="0in" fo:text-indent="0in" style:auto-text-indent="false"/>
      <style:text-properties style:font-name="Lucida Sans Typewriter" fo:font-size="12pt" fo:language="en" fo:country="US" style:font-size-asian="12pt" style:font-size-complex="12pt"/>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bold" style:font-size-asian="12pt" style:font-weight-asian="bold" style:font-size-complex="12pt" style:font-weight-complex="bold"/>
    </style:style>
    <style:style style:name="P1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19"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3pt" style:font-style-asian="normal" style:font-weight-asian="bold" style:font-size-complex="13pt" style:font-style-complex="normal" style:font-weight-complex="bold"/>
    </style:style>
    <style:style style:name="P20"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22" style:family="paragraph" style:parent-style-name="Standard">
      <style:paragraph-properties fo:margin-left="0in" fo:margin-right="0in" fo:text-indent="0.4063in" style:auto-text-indent="false"/>
    </style:style>
    <style:style style:name="P23"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indent="0.4063in" style:auto-text-indent="false"/>
      <style:text-properties style:font-name="Lucida Sans Typewriter" fo:font-size="10pt" fo:language="en" fo:country="US" style:font-size-asian="10pt" style:font-size-complex="10pt"/>
    </style:style>
    <style:style style:name="P25" style:family="paragraph" style:parent-style-name="Standard">
      <style:paragraph-properties fo:margin-left="0in" fo:margin-right="0in" fo:text-indent="0.4063in" style:auto-text-indent="false"/>
      <style:text-properties style:font-name="Lucida Sans Typewriter" fo:font-size="10pt" fo:language="en" fo:country="US" fo:font-style="italic" style:font-size-asian="10pt" style:font-style-asian="italic" style:font-size-complex="10pt" style:font-style-complex="italic"/>
    </style:style>
    <style:style style:name="P26"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7" style:family="paragraph" style:parent-style-name="Standard">
      <style:paragraph-properties fo:margin-left="0in" fo:margin-right="0in" fo:text-indent="0.4063in" style:auto-text-indent="false"/>
      <style:text-properties style:font-name="Lucida Sans Typewriter" fo:font-size="12pt" fo:language="en" fo:country="US" style:font-size-asian="12pt" style:font-size-complex="12pt"/>
    </style:style>
    <style:style style:name="P28" style:family="paragraph" style:parent-style-name="Standard">
      <style:paragraph-properties fo:margin-left="0in" fo:margin-right="0in" fo:text-indent="0.4063in" style:auto-text-indent="false"/>
      <style:text-properties style:font-name="Lucida Sans Typewriter" fo:font-size="13pt" fo:language="en" fo:country="US" fo:font-weight="bold" style:font-size-asian="13pt" style:font-weight-asian="bold" style:font-size-complex="13pt" style:font-weight-complex="bold"/>
    </style:style>
    <style:style style:name="P29"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30" style:family="paragraph" style:parent-style-name="Standard">
      <style:paragraph-properties fo:margin-left="2.448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31" style:family="paragraph" style:parent-style-name="Standard">
      <style:paragraph-properties fo:margin-left="2.448in" fo:margin-right="0in" fo:text-indent="0in" style:auto-text-indent="false"/>
      <style:text-properties style:font-name="Lucida Sans Typewriter" fo:font-size="10pt" fo:language="en" fo:country="US" style:font-size-asian="10pt" style:font-size-complex="10pt"/>
    </style:style>
    <style:style style:name="P32"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3" style:family="paragraph" style:parent-style-name="Standard">
      <style:paragraph-properties fo:margin-left="2.4591in" fo:margin-right="0in" fo:text-indent="0.0236in" style:auto-text-indent="false"/>
      <style:text-properties style:font-name="Lucida Sans Typewriter" fo:font-size="10pt" fo:language="en" fo:country="US" fo:font-weight="normal" style:font-size-asian="10pt" style:font-weight-asian="normal" style:font-size-complex="10pt" style:font-weight-complex="normal"/>
    </style:style>
    <style:style style:name="P34" style:family="paragraph" style:parent-style-name="Standard">
      <style:paragraph-properties fo:margin-left="2.4591in" fo:margin-right="0in" fo:text-indent="0.0236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text-properties style:font-name="Lucida Sans Typewriter" fo:font-size="24pt" fo:language="en" fo:country="US" fo:font-weight="bold" style:font-size-asian="24pt" style:font-weight-asian="bold" style:font-size-complex="24pt" style:font-weight-complex="bold"/>
    </style:style>
    <style:style style:name="P37" style:family="paragraph" style:parent-style-name="Standard">
      <style:paragraph-properties fo:margin-left="2.4862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margin-left="2.4862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2.4827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margin-left="2.4827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2.4591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2.459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2.468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in" fo:margin-right="0in" fo:text-indent="0.4898in" style:auto-text-indent="false"/>
      <style:text-properties style:font-name="Lucida Sans Typewriter" fo:font-size="10pt" fo:language="en" fo:country="US" fo:font-style="italic" style:font-size-asian="10pt" style:font-style-asian="italic" style:font-size-complex="10pt" style:font-style-complex="italic"/>
    </style:style>
    <style:style style:name="P46"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47"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fo:language="en" fo:country="US"/>
    </style:style>
    <style:style style:name="P48"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49"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0"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51"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in" fo:margin-right="0in" fo:text-indent="0in" style:auto-text-indent="false"/>
      <style:text-properties style:font-name="Lucida Sans Typewriter" fo:font-size="10pt" fo:language="en" fo:country="US" fo:font-style="italic" fo:font-weight="bold" style:font-size-asian="10pt" style:font-style-asian="italic" style:font-weight-asian="bold" style:font-size-complex="10pt" style:font-style-complex="italic" style:font-weight-complex="bold"/>
    </style:style>
    <style:style style:name="P55" style:family="paragraph" style:parent-style-name="Standard">
      <style:paragraph-properties fo:margin-left="0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56" style:family="paragraph" style:parent-style-name="Standard">
      <style:paragraph-properties fo:margin-left="0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57"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59" style:family="paragraph" style:parent-style-name="Standard">
      <style:paragraph-properties fo:margin-left="0in" fo:margin-right="0in" fo:text-indent="0in" style:auto-text-indent="false" fo:break-before="pag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60" style:family="paragraph" style:parent-style-name="Standard">
      <style:paragraph-properties fo:margin-left="2.4591in" fo:margin-right="0in" fo:text-indent="0.0236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61" style:family="paragraph" style:parent-style-name="Standard">
      <style:paragraph-properties fo:margin-left="2.4591in" fo:margin-right="0in" fo:text-indent="0.0236in" style:auto-text-indent="false"/>
      <style:text-properties style:font-name="Lucida Sans Typewriter" fo:font-size="10pt" fo:language="en" fo:country="US" fo:font-weight="normal" style:font-size-asian="10pt" style:font-weight-asian="normal" style:font-size-complex="10pt" style:font-weight-complex="normal"/>
    </style:style>
    <style:style style:name="P62" style:family="paragraph" style:parent-style-name="Standard">
      <style:paragraph-properties fo:margin-left="2.4591in" fo:margin-right="0in" fo:text-indent="0.0236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63" style:family="paragraph" style:parent-style-name="Standard">
      <style:paragraph-properties fo:margin-left="2.4862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2.4862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6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language="en" fo:country="US"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Lucida Sans Typewriter" fo:font-size="10pt" fo:language="en" fo:country="US" style:font-size-asian="10pt" style:font-size-complex="10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normal" style:font-style-asian="normal" style:font-style-complex="normal"/>
    </style:style>
    <text:list-style style:name="L1">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text:list-style style:name="L2">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arlo Sciolla<text:tab/><text:tab/><text:tab/><text:tab/><text:tab/><text:tab/>CV2012</text:p>
      <text:p text:style-name="P15"><draw:line text:anchor-type="paragraph" draw:z-index="2" draw:style-name="gr1" draw:text-style-name="P66" svg:x1="0.0055in" svg:y1="0.0272in" svg:x2="6.6827in" svg:y2="0.0272in"><text:p/></draw:line></text:p>
      <text:p text:style-name="P24">Date of birth:<text:tab/><text:tab/>September 12<text:span text:style-name="T9">th</text:span>, 1981, Iglesias(CI) ITALY</text:p>
      <text:p text:style-name="P24"/>
      <text:p text:style-name="P24">Gender:<text:tab/><text:tab/><text:tab/>Male</text:p>
      <text:p text:style-name="P24"/>
      <text:p text:style-name="P24">Home address:<text:tab/><text:tab/>Hoofdweg 99B, 1058BA Amsterdam, The<text:tab/>Netherlands</text:p>
      <text:p text:style-name="P24"/>
      <text:p text:style-name="P24">Mobile:<text:tab/><text:tab/><text:tab/>+31 6 21205911</text:p>
      <text:p text:style-name="P24"><text:tab/><text:tab/><text:tab/><text:tab/><text:tab/>+39 338 1608143</text:p>
      <text:p text:style-name="P24"/>
      <text:p text:style-name="P26"><text:span text:style-name="T5">e-mail:<text:tab/><text:tab/><text:tab/></text:span><text:a xlink:type="simple" xlink:href="mailto:carlo.sciolla@gmail.com"><text:span text:style-name="T5">carlo.sciolla@gmail.com</text:span></text:a></text:p>
      <text:p text:style-name="P24"/>
      <text:p text:style-name="P22"><text:span text:style-name="T13">Homepage:<text:tab/><text:tab/><text:tab/></text:span><text:a xlink:type="simple" xlink:href="http://www.skuro.tk/"><text:span text:style-name="T13">http://www.skuro.tk/</text:span></text:a></text:p>
      <text:p text:style-name="P27"/>
      <text:p text:style-name="P23"><text:span text:style-name="T19">LinkedIn profile:<text:tab/><text:tab/></text:span><text:a xlink:type="simple" xlink:href="http://www.linkedin.com/in/carlosciolla"><text:span text:style-name="T19">http://www.linkedin.com/in/carlosciolla</text:span></text:a></text:p>
      <text:p text:style-name="P28"/>
      <text:p text:style-name="P4"/>
      <text:p text:style-name="P18">Technical expertise</text:p>
      <text:p text:style-name="P16"><draw:line text:anchor-type="paragraph" draw:z-index="4" draw:style-name="gr1" draw:text-style-name="P66" svg:x1="0.0055in" svg:y1="0.0272in" svg:x2="6.6827in" svg:y2="0.0272in"><text:p/></draw:line></text:p>
      <text:p text:style-name="P39">I'm a committed architect and ECM specialist, and a fond OpenSource passionate. I'm an enthusiastic team player and strive to contribute or endorse best practices, standards compliant approaches and OpenSource solutions wherever possible. I'm a Clojure dedicated evangelist and also a certified Alfresco Recognized Developer, a group counting slightly more than a hundred people worldwide.</text:p>
      <text:p text:style-name="P6"/>
      <text:p text:style-name="P6"><text:tab/>Programming languages:</text:p>
      <text:p text:style-name="P6"/>
      <text:list xml:id="list1711545774" text:style-name="L1">
        <text:list-item>
          <text:p text:style-name="P52">Java (J2SE, J2EE, Spring, Hibernate, ...)</text:p>
        </text:list-item>
        <text:list-item>
          <text:p text:style-name="P52">Clojure</text:p>
        </text:list-item>
        <text:list-item>
          <text:p text:style-name="P52">C/C++<text:tab/></text:p>
        </text:list-item>
        <text:list-item>
          <text:p text:style-name="P52">SQL<text:tab/></text:p>
        </text:list-item>
        <text:list-item>
          <text:p text:style-name="P52">PHP</text:p>
        </text:list-item>
        <text:list-item>
          <text:p text:style-name="P52">Python</text:p>
        </text:list-item>
        <text:list-item>
          <text:p text:style-name="P52">XHTML/XML</text:p>
        </text:list-item>
        <text:list-item>
          <text:p text:style-name="P52">Javascript/CSS/DOM</text:p>
        </text:list-item>
        <text:list-item>
          <text:p text:style-name="P52">Bash</text:p>
        </text:list-item>
      </text:list>
      <text:p text:style-name="P10"/>
      <text:p text:style-name="P10"/>
      <text:p text:style-name="P6"><text:tab/>Various, unordered, general proficiencies and expertise:</text:p>
      <text:p text:style-name="P10"/>
      <text:list xml:id="list970125637" text:style-name="L2">
        <text:list-item>
          <text:p text:style-name="P53">Alfresco ECM</text:p>
        </text:list-item>
        <text:list-item>
          <text:p text:style-name="P53">Jboss AS, IBM WAS, Apache Tomcat</text:p>
        </text:list-item>
        <text:list-item>
          <text:p text:style-name="P53">Maven2, Ant, Leiningen, GNU Make</text:p>
        </text:list-item>
        <text:list-item>
          <text:p text:style-name="P53">REST, SOAP WS</text:p>
        </text:list-item>
      </text:list>
      <text:list xml:id="list1763601621" text:continue-list="list1711545774" text:style-name="L1">
        <text:list-item text:start-value="1">
          <text:p text:style-name="P52">Various versioning systems (GIT, SVN, HG, CVS ...)</text:p>
        </text:list-item>
        <text:list-item>
          <text:p text:style-name="P52">Collaboration tools such as Jira, Confluence, Trac, ...</text:p>
        </text:list-item>
      </text:list>
      <text:list xml:id="list1740896411" text:continue-list="list970125637" text:style-name="L2">
        <text:list-item text:start-value="1">
          <text:p text:style-name="P53">Emacs, IntelliJ IDEA, Eclipse, vim</text:p>
        </text:list-item>
        <text:list-item>
          <text:p text:style-name="P53">Design Patterns, UML</text:p>
        </text:list-item>
        <text:list-item>
          <text:p text:style-name="P53">TCP/IP networks, HA, Clustering</text:p>
        </text:list-item>
        <text:list-item>
          <text:p text:style-name="P53">Linux, Solaris, OS X, Windows</text:p>
        </text:list-item>
        <text:list-item>
          <text:p text:style-name="P53">Apache httpd, NGINX</text:p>
        </text:list-item>
      </text:list>
      <text:p text:style-name="P10"/>
      <text:p text:style-name="P10"/>
      <text:p text:style-name="P21">Work Experience</text:p>
      <text:p text:style-name="P15"><draw:line text:anchor-type="paragraph" draw:z-index="0" draw:style-name="gr1" draw:text-style-name="P66" svg:x1="0.0055in" svg:y1="0.0272in" svg:x2="6.6827in" svg:y2="0.0272in"><text:p/></draw:line></text:p>
      <text:p text:style-name="P7"><text:tab/>Feb 2012 → present<text:tab/><text:span text:style-name="T10">Backbase R&amp;D</text:span></text:p>
      <text:p text:style-name="P8"/>
      <text:p text:style-name="P5"><text:tab/><text:tab/><text:tab/><text:tab/><text:tab/>Product Lead</text:p>
      <text:p text:style-name="P5"/>
      <text:p text:style-name="P37"><text:span text:style-name="T16">Job description</text:span><text:span text:style-name="T15">: full ownership of the design, architecture and code of all content centric components of the Backbase platform. </text:span></text:p>
      <text:p text:style-name="P37"><text:span text:style-name="T15"/></text:p>
      <text:p text:style-name="P37"><text:span text:style-name="T15">Lead developer and SCRUM master in several internal projects. Active member of the R&amp;D technology and architecture steering group.</text:span></text:p>
      <text:p text:style-name="P37"><text:span text:style-name="T15"/></text:p>
      <text:p text:style-name="P37"><text:span text:style-name="T15">Support implementation projects and presales activities in customer facing roles. </text:span></text:p>
      <text:p text:style-name="P38"/>
      <text:p text:style-name="P33"><text:span text:style-name="T16">Key technologies/frameworks</text:span><text:span text:style-name="T15">: Alfresco ECM, Spring, Maven2, Hibernate, Apache Camel, Apache HTTPD, JBoss AS, IBM Webshpere, Oracle DB</text:span></text:p>
      <text:p text:style-name="P35"/>
      <text:p text:style-name="P7"><text:span text:style-name="T18"><text:tab/><text:tab/><text:tab/><text:tab/><text:tab/></text:span><text:a xlink:type="simple" xlink:href="http://www.backbase.com/"><text:span text:style-name="T18">http://www.backbase.com</text:span></text:a></text:p>
      <text:p text:style-name="P7"><text:span text:style-name="T18"/></text:p>
      <text:p text:style-name="P7"><text:span text:style-name="T18"><text:tab/></text:span>July 2011 → Jan 2012<text:tab/><text:span text:style-name="T10">Backbase R&amp;D</text:span></text:p>
      <text:p text:style-name="P8"/>
      <text:p text:style-name="P5"><text:tab/><text:tab/><text:tab/><text:tab/><text:tab/>Senior Developer</text:p>
      <text:p text:style-name="P5"/>
      <text:p text:style-name="P37"><text:span text:style-name="T16">Job description</text:span><text:span text:style-name="T15">: design and development of WCM processes as part of the Backbase portal solution. <text:s/>Technical feasibility evaluation of business requirements. CMS expert in client implementations for large financial enterprises portals.</text:span></text:p>
      <text:p text:style-name="P38"/>
      <text:p text:style-name="P33"><text:span text:style-name="T16">Key technologies/frameworks</text:span><text:span text:style-name="T15">: Alfresco ECM, Spring, Maven2, Apache Solr, Hibernate, Apache HTTPD, JBoss AS, IBM Webshpere</text:span></text:p>
      <text:p text:style-name="P35"/>
      <text:p text:style-name="P62"><text:a xlink:type="simple" xlink:href="http://www.backbase.com/"><text:span text:style-name="T21">http://www.backbase.com</text:span></text:a></text:p>
      <text:p text:style-name="P34"/>
      <text:p text:style-name="P7"><text:tab/>April 2010 → present<text:tab/><text:span text:style-name="T10">Amsterdam Clojurians Meetup</text:span></text:p>
      <text:p text:style-name="P8"/>
      <text:p text:style-name="P5"><text:tab/><text:tab/><text:tab/><text:tab/><text:tab/>Organizer</text:p>
      <text:p text:style-name="P5"/>
      <text:p text:style-name="P37"><text:span text:style-name="T16">Job description</text:span><text:span text:style-name="T15">: advertise Clojure meetups in the Netherlands, organize and plan events and presentations, host meetups.</text:span></text:p>
      <text:p text:style-name="P38"/>
      <text:p text:style-name="P33"><text:span text:style-name="T16">Key technologies/frameworks</text:span><text:span text:style-name="T15">: Clojure</text:span></text:p>
      <text:p text:style-name="P32"><text:a xlink:type="simple" xlink:href="http://www.reply.it/"><text:span text:style-name="T20"/></text:a></text:p>
      <text:p text:style-name="P35"><text:a xlink:type="simple" xlink:href="http://amsclj.nl/"><text:span text:style-name="T15">http://amsclj.nl</text:span></text:a></text:p>
      <text:p text:style-name="P9"/>
      <text:p text:style-name="P13"><text:span text:style-name="T6"><text:tab/>Nov 2008 → May 2011<text:tab/></text:span><text:span text:style-name="T7">Sourcesense NL</text:span></text:p>
      <text:p text:style-name="P8"/>
      <text:p text:style-name="P5"><text:tab/><text:tab/><text:tab/><text:tab/><text:tab/>Senior Software Engineer</text:p>
      <text:p text:style-name="P5"/>
      <text:p text:style-name="P40"><text:span text:style-name="T16">Job description</text:span><text:span text:style-name="T15">: Alfresco ECM and Pentaho BI platforms integration in complex solutions for several Dutch municipalities and companies, applying ALM practices on top of the Maven2 framework.</text:span></text:p>
      <text:p text:style-name="P41"/>
      <text:p text:style-name="P41"><text:soft-page-break/>Consultancy and guidelines for OpenSource governance in software development within public and private organizations.</text:p>
      <text:p text:style-name="P41"/>
      <text:p text:style-name="P41">Java™ web applications development, using state-of-art frameworks and technologies including Clojure, Google Web Toolkit, Apache Solr, etc.</text:p>
      <text:p text:style-name="P5"/>
      <text:p text:style-name="P33"><text:span text:style-name="T16">Key technologies/frameworks</text:span><text:span text:style-name="T15">: Alfresco ECM, Pentaho BI, GWT,Spring, Maven2, Apache Solr , Hibernate, Clojure, Tomcat, Apache HTTPD, Jboss AS</text:span></text:p>
      <text:p text:style-name="P32"><text:a xlink:type="simple" xlink:href="http://www.reply.it/"><text:span text:style-name="T20"/></text:a></text:p>
      <text:p text:style-name="P32"><text:a xlink:type="simple" xlink:href="http://www.sourcesense.com/"><text:span text:style-name="T21">http://www.sourcesense.com</text:span></text:a></text:p>
      <text:p text:style-name="P34"/>
      <text:p text:style-name="P7"/>
      <text:p text:style-name="P13"><text:span text:style-name="T6"><text:tab/>May 2007 → Oct 2008<text:tab/></text:span><text:span text:style-name="T7">Sytel Reply [@Vodafone GSP Gmbh]</text:span></text:p>
      <text:p text:style-name="P8"/>
      <text:p text:style-name="P5"><text:tab/><text:tab/><text:tab/><text:tab/><text:tab/>Java Developer</text:p>
      <text:p text:style-name="P5"/>
      <text:p text:style-name="P42"><text:span text:style-name="T16">Job description</text:span><text:span text:style-name="T15">: Vodafone GSP provides services and develops solutions for all the national Vodafone operators worldwide.</text:span></text:p>
      <text:p text:style-name="P43">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9"/>
      <text:p text:style-name="P3"><text:span text:style-name="T6"><text:tab/><text:tab/><text:tab/><text:tab/><text:tab/></text:span><text:span text:style-name="T16">Key technologies/frameworks</text:span><text:span text:style-name="T15">: J2EE, J2ME, J2ME <text:tab/><text:tab/><text:tab/><text:tab/><text:tab/><text:tab/>Polish, Tapestry, Apache Struts, Apache Hivemind, <text:tab/><text:tab/><text:tab/><text:tab/><text:tab/>LDAP, Maven, Application Server, OpenLaszlo, <text:tab/><text:tab/><text:tab/><text:tab/><text:tab/><text:tab/>Sun Solaris 10</text:span></text:p>
      <text:p text:style-name="P9"/>
      <text:p text:style-name="P2"><text:span text:style-name="T20"><text:tab/><text:tab/><text:tab/><text:tab/><text:tab/></text:span><text:a xlink:type="simple" xlink:href="http://www.reply.it/"><text:span text:style-name="T21">http://www.reply.it</text:span></text:a></text:p>
      <text:p text:style-name="P7"/>
      <text:p text:style-name="P13"><text:span text:style-name="T6"><text:tab/>Jun </text:span><text:span text:style-name="T11">2005 </text:span><text:span text:style-name="T8">→</text:span><text:span text:style-name="T11"> Jul 2005<text:tab/></text:span><text:span text:style-name="T12">Pegaso Lavoro </text:span></text:p>
      <text:p text:style-name="P5"/>
      <text:p text:style-name="P9"><text:tab/><text:tab/><text:tab/><text:tab/><text:tab/><text:span text:style-name="T6">Network Engineer</text:span></text:p>
      <text:p text:style-name="P9"><text:tab/><text:tab/><text:tab/><text:tab/><text:tab/></text:p>
      <text:p text:style-name="P44"><text:span text:style-name="T14">Job description</text:span>: Pegaso Lavoro is an Italian company which focuses on professional training, mentoring and consulting on enterpreneurship and professional development.</text:p>
      <text:p text:style-name="P44">I designed, deployed and configured their intranet for their internal management activities and to support their eLearning platform. </text:p>
      <text:p text:style-name="P9"><text:tab/><text:tab/><text:tab/><text:tab/><text:tab/></text:p>
      <text:p text:style-name="P9"><text:tab/><text:tab/><text:tab/><text:tab/><text:tab/><text:span text:style-name="T14">Key technologies</text:span>: network design, TCP/IP network <text:tab/><text:tab/><text:tab/><text:tab/><text:tab/>stack, OpenSSH, Netfilter packet filtering</text:p>
      <text:p text:style-name="P9"/>
      <text:p text:style-name="P1"><text:span text:style-name="T19"><text:tab/><text:tab/><text:tab/><text:tab/><text:tab/></text:span><text:a xlink:type="simple" xlink:href="http://www.pegasolavoro.it/"><text:span text:style-name="T19">http://www.pegasolavoro.it</text:span></text:a></text:p>
      <text:p text:style-name="P9"/>
      <text:p text:style-name="P12"/>
      <text:p text:style-name="P45">Jun 2003 → Dec 2004<text:tab/><text:span text:style-name="T10">Epik </text:span></text:p>
      <text:p text:style-name="P25"/>
      <text:p text:style-name="P30">Linux Architect and Web Developer</text:p>
      <text:p text:style-name="P31"><text:soft-page-break/></text:p>
      <text:p text:style-name="P31"><text:span text:style-name="T17">Job description</text:span><text:span text:style-name="T18">: </text:span>During my internship I designed a Debian based custom Linux distribution for a resource constrained x86 platform. I developed a set of Bash script for administrative tasks, a profile based firewall configuration on top of <text:span text:style-name="T6">iptables</text:span> and a web based configuration framework on top of the LAMP platform. </text:p>
      <text:p text:style-name="P31"/>
      <text:p text:style-name="P31"><text:span text:style-name="T14">Key technologies</text:span>: Debian GNU/Linux, Netfilter packet filtering, Bash scripting, PHPv4, MySQLv4</text:p>
      <text:p text:style-name="P31"/>
      <text:p text:style-name="P29"><text:a xlink:type="simple" xlink:href="http://www.epik.it/"><text:span text:style-name="T19">http://www.epik.it</text:span></text:a></text:p>
      <text:p text:style-name="P31"/>
      <text:p text:style-name="P59">Language skills</text:p>
      <text:p text:style-name="P18"/>
      <text:p text:style-name="P4"><draw:line text:anchor-type="paragraph" draw:z-index="5" draw:style-name="gr1" draw:text-style-name="P66" svg:x1="0.0055in" svg:y1="-0.1713in" svg:x2="6.6827in" svg:y2="-0.1713in"><text:p/></draw:line><text:tab/>Italian<text:tab/>Mother tongue</text:p>
      <text:p text:style-name="P4"/>
      <text:p text:style-name="P4"><text:tab/>English<text:tab/>Fluent, primary working language since 2008</text:p>
      <text:p text:style-name="P4"/>
      <text:p text:style-name="P4"><text:tab/>Dutch<text:tab/>Basic reading and understanding</text:p>
      <text:p text:style-name="P4"/>
      <text:p text:style-name="P4"/>
      <text:p text:style-name="P18">Conferences and presentations</text:p>
      <text:p text:style-name="P18"/>
      <text:p text:style-name="P18"><draw:line text:anchor-type="paragraph" draw:z-index="7" draw:style-name="gr1" draw:text-style-name="P66" svg:x1="0.0055in" svg:y1="-0.2039in" svg:x2="6.6827in" svg:y2="-0.2039in"><text:p/></draw:line><text:span text:style-name="T2"><text:tab/>2012 Amsterdam Cloj.<text:tab/></text:span><text:a xlink:type="simple" xlink:href="http://www.slideshare.net/skuro/dispatch-in-clojure"><text:span text:style-name="T2">Dispatch in Clojure</text:span></text:a></text:p>
      <text:p text:style-name="P18"><text:span text:style-name="T2"/></text:p>
      <text:p text:style-name="P18"><text:span text:style-name="T2"><text:tab/>2012 JUG Sardegna<text:tab/></text:span><text:a xlink:type="simple" xlink:href="http://www.slideshare.net/skuro/a-dive-into-clojure"><text:span text:style-name="T2">A dive into Clojure</text:span></text:a></text:p>
      <text:p text:style-name="P18"><text:span text:style-name="T2"/></text:p>
      <text:p text:style-name="P18"><text:span text:style-name="T2"><text:tab/>2011 Alfresco DevCon<text:tab/></text:span><text:a xlink:type="simple" xlink:href="http://www.slideshare.net/skuro/alfresco-the-clojure-way-slides-from-the-alfresco-devcon2011"><text:span text:style-name="T2">Alfresco, the Clojure way</text:span></text:a></text:p>
      <text:p text:style-name="P18"/>
      <text:p text:style-name="P18">Education</text:p>
      <text:p text:style-name="P17"><draw:line text:anchor-type="paragraph" draw:z-index="6" draw:style-name="gr1" draw:text-style-name="P66" svg:x1="0.0055in" svg:y1="0.0272in" svg:x2="6.6827in" svg:y2="0.0272in"><text:p/></draw:line></text:p>
      <text:p text:style-name="P4"><text:tab/>2007 <text:span text:style-name="T10">University of Pisa </text:span>Master of Science in Computer Engineering </text:p>
      <text:p text:style-name="P46">(Percentage scored: 93%)</text:p>
      <text:p text:style-name="P47"><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4"/>
      <text:p text:style-name="P17"><text:tab/><text:span text:style-name="T2">2004 </text:span><text:span text:style-name="T4">University of Pisa </text:span><text:span text:style-name="T2">Bachelor degree in Computer Engineering </text:span></text:p>
      <text:p text:style-name="P48">(Percentage scored: 89%)</text:p>
      <text:p text:style-name="P49">Final dissertation titled “Linux, web and packet <text:tab/><text:tab/>filtering: developing a web frontend to iptables” </text:p>
      <text:p text:style-name="P19"/>
      <text:p text:style-name="P19"/>
      <text:p text:style-name="P19">Other studies and certifications</text:p>
      <text:p text:style-name="P19"><draw:line text:anchor-type="paragraph" draw:z-index="1" draw:style-name="gr1" draw:text-style-name="P66" svg:x1="0.0055in" svg:y1="0.0272in" svg:x2="6.6827in" svg:y2="0.0272in"><text:p/></draw:line></text:p>
      <text:p text:style-name="P10"><text:tab/>2012<text:tab/>Agile Foundation certificate [Agile Consortium]</text:p>
      <text:p text:style-name="P10"/>
      <text:p text:style-name="P10"><text:tab/>2011<text:tab/>Recognized Alfresco Developer [Alfresco Software]</text:p>
      <text:p text:style-name="P19"/>
      <text:p text:style-name="P10"><text:tab/>2009<text:tab/>Beginner Dutch course [IIC Amsterdam]</text:p>
      <text:p text:style-name="P19"/>
      <text:p text:style-name="P10"><text:tab/>2008<text:tab/>Advanced English course [Shenker Institute of English]</text:p>
      <text:p text:style-name="P19"/>
      <text:p text:style-name="P19"><text:tab/><text:span text:style-name="T3">2003<text:tab/></text:span><text:span text:style-name="T2">Intermediate english course [CLI Pisa]</text:span></text:p>
      <text:p text:style-name="P10"/>
      <text:p text:style-name="P10"/>
      <text:p text:style-name="P20"><draw:line text:anchor-type="paragraph" draw:z-index="3" draw:style-name="gr1" draw:text-style-name="P66" svg:x1="0.0055in" svg:y1="0.2201in" svg:x2="6.6827in" svg:y2="0.2201in"><text:p/></draw:line>Hobbies and interests</text:p>
      <text:p text:style-name="P11"/>
      <text:p text:style-name="P50">New technologies in general, and in the OpenSource / mobile / languages / multimedia fields in particular; music in a wide range of its incarnations, from free jazz to rock to classical; modern and contemporary phylosophy and lite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6-05-30T10:09:42</meta:creation-date>
    <dc:date>2012-09-02T19:46:39</dc:date>
    <meta:print-date>2006-05-30T13:11:56</meta:print-date>
    <dc:language>it-IT</dc:language>
    <meta:editing-cycles>65</meta:editing-cycles>
    <meta:editing-duration>PT19H51M24S</meta:editing-duration>
    <meta:document-statistic meta:table-count="0" meta:image-count="0" meta:object-count="0" meta:page-count="5" meta:paragraph-count="100" meta:word-count="862" meta:character-count="6260" meta:non-whitespace-character-count="5366"/>
    <meta:user-defined meta:name="Info 1"/>
    <meta:user-defined meta:name="Info 2"/>
    <meta:user-defined meta:name="Info 3"/>
    <meta:user-defined meta:name="Info 4"/>
  </office:meta>
</office:document-meta>
</file>